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Standard">
      <style:paragraph-properties fo:text-align="start" style:justify-single-word="false" style:page-number="auto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104ea8"/>
    </style:style>
    <style:style style:name="P4" style:family="paragraph" style:parent-style-name="Table">
      <style:paragraph-properties fo:keep-with-next="always"/>
    </style:style>
    <style:style style:name="P5" style:family="paragraph">
      <style:text-properties style:font-name="F" fo:font-size="12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F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4ea8"/>
    </style:style>
    <style:style style:name="T2" style:family="text">
      <style:text-properties style:use-window-font-color="true" style:font-name="Liberation Serif" fo:font-size="12pt" fo:language="ru" fo:country="RU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fo:font-weight="bold" officeooo:rsid="00104ea8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style:font-name="Liberation Serif" fo:font-size="12pt" fo:language="ru" fo:country="RU" fo:font-style="italic" officeooo:rsid="00104ea8" style:letter-kerning="true" style:font-name-asian="Noto Serif CJK SC" style:font-size-asian="12pt" style:language-asian="zh" style:country-asian="CN" style:font-style-asian="italic" style:font-name-complex="Lohit Devanagari" style:font-size-complex="12pt" style:language-complex="hi" style:country-complex="IN" style:font-style-complex="italic"/>
    </style:style>
    <style:style style:name="T5" style:family="text">
      <style:text-properties style:use-window-font-color="true" style:font-name="Liberation Serif" fo:font-size="12pt" fo:language="ru" fo:country="RU" style:text-underline-style="solid" style:text-underline-width="auto" style:text-underline-color="font-color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8pt" fo:language="ru" fo:country="RU" officeooo:rsid="00104ea8" style:letter-kerning="true" style:font-name-asian="Noto Serif CJK SC" style:font-size-asian="18pt" style:language-asian="zh" style:country-asian="CN" style:font-name-complex="Lohit Devanagari" style:font-size-complex="18pt" style:language-complex="hi" style:country-complex="IN"/>
    </style:style>
    <style:style style:name="T7" style:family="text">
      <style:text-properties style:use-window-font-color="true" style:font-name="Liberation Sans" fo:font-size="18.2000007629395pt" fo:language="ru" fo:country="RU" fo:font-weight="bold" officeooo:rsid="00104ea8" style:letter-kerning="true" style:font-name-asian="Noto Sans CJK SC1" style:font-size-asian="18.2000007629395pt" style:language-asian="zh" style:country-asian="CN" style:font-weight-asian="bold" style:font-name-complex="Lohit Devanagari" style:font-size-complex="18.2000007629395pt" style:language-complex="hi" style:country-complex="IN" style:font-weight-complex="bold"/>
    </style:style>
    <style:style style:name="T8" style:family="text">
      <style:text-properties fo:language="ru" fo:country="RU" style:language-asian="zh" style:country-asian="CN" style:language-complex="hi" style:country-complex="IN"/>
    </style:style>
    <style:style style:name="T9" style:family="text">
      <style:text-properties fo:color="#afd095" style:font-name="Liberation Serif" fo:font-size="12pt" fo:language="ru" fo:country="RU" style:text-underline-style="solid" style:text-underline-width="auto" style:text-underline-color="font-color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color="#afd095" style:font-name="Liberation Serif" fo:font-size="12pt" fo:language="ru" fo:country="RU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afd095" style:font-name="Liberation Serif" fo:font-size="12pt" fo:language="ru" fo:country="RU" fo:font-style="italic" officeooo:rsid="00104ea8" style:letter-kerning="true" style:font-name-asian="Noto Serif CJK SC" style:font-size-asian="12pt" style:language-asian="zh" style:country-asian="CN" style:font-style-asian="italic" style:font-name-complex="Lohit Devanagari" style:font-size-complex="12pt" style:language-complex="hi" style:country-complex="IN" style:font-style-complex="italic"/>
    </style:style>
    <style:style style:name="T12" style:family="text">
      <style:text-properties fo:color="#afd095" style:font-name="Liberation Serif" fo:font-size="18pt" fo:language="ru" fo:country="RU" officeooo:rsid="00104ea8" style:letter-kerning="true" style:font-name-asian="Noto Serif CJK SC" style:font-size-asian="18pt" style:language-asian="zh" style:country-asian="CN" style:font-name-complex="Lohit Devanagari" style:font-size-complex="18pt" style:language-complex="hi" style:country-complex="IN"/>
    </style:style>
    <style:style style:name="T13" style:family="text">
      <style:text-properties fo:color="#706e0c" style:font-name="Liberation Serif" fo:font-size="12pt" fo:language="ru" fo:country="RU" style:text-underline-style="solid" style:text-underline-width="auto" style:text-underline-color="font-color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706e0c" style:font-name="Liberation Serif" fo:font-size="12pt" fo:language="ru" fo:country="RU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706e0c" style:font-name="Liberation Serif" fo:font-size="12pt" fo:language="ru" fo:country="RU" fo:font-style="italic" officeooo:rsid="00104ea8" style:letter-kerning="true" style:font-name-asian="Noto Serif CJK SC" style:font-size-asian="12pt" style:language-asian="zh" style:country-asian="CN" style:font-style-asian="italic" style:font-name-complex="Lohit Devanagari" style:font-size-complex="12pt" style:language-complex="hi" style:country-complex="IN" style:font-style-complex="italic"/>
    </style:style>
    <style:style style:name="T16" style:family="text">
      <style:text-properties fo:color="#706e0c" style:font-name="Liberation Serif" fo:font-size="18pt" fo:language="ru" fo:country="RU" officeooo:rsid="00104ea8" style:letter-kerning="true" style:font-name-asian="Noto Serif CJK SC" style:font-size-asian="18pt" style:language-asian="zh" style:country-asian="CN" style:font-name-complex="Lohit Devanagari" style:font-size-complex="18pt" style:language-complex="hi" style:country-complex="IN"/>
    </style:style>
    <style:style style:name="T17" style:family="text">
      <style:text-properties style:font-name="F" fo:font-size="12pt"/>
    </style:style>
    <style:style style:name="T18" style:family="text">
      <style:text-properties style:font-name="F" fo:font-size="12pt" style:language-asian="zh" style:country-asian="CN"/>
    </style:style>
    <style:style style:name="T19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language-asian="zh" style:country-asian="CN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3.022cm" fo:min-width="9.349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411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bstitute {{ variable }} in a <text:span text:style-name="T7">title</text:span></text:h>
      <text:p text:style-name="Standard">Substitute {{ variable }} in a<text:span text:style-name="T8"> paragraph</text:span>.</text:p>
      <text:p text:style-name="Standard"><text:tab/></text:p>
      <text:list xml:id="list2422613302" text:style-name="L1">
        <text:list-item>
          <text:p text:style-name="P2">Substitute {{ variable }} in a <text:span text:style-name="T2">list</text:span></text:p>
        </text:list-item>
      </text:list>
      <text:p text:style-name="Standard"><text:span text:style-name="T2"/></text:p>
      <text:p text:style-name="P4">Таблица <text:sequence text:ref-name="refTable0" text:name="Table" text:formula="ooow:Table+1" style:num-format="1">1</text:sequence>: Substitute {{ variable }} in a table name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Substitute {{ variable }} in a <text:span text:style-name="T2">cell</text:span>.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><text:span text:style-name="T2"/></text:p>
      <text:p text:style-name="Standard"><text:span text:style-name="T2"><draw:custom-shape text:anchor-type="as-char" draw:z-index="0" draw:style-name="gr2" draw:text-style-name="P6" svg:width="17.64cm" svg:height="3.671cm"><text:p text:style-name="P5"><text:span text:style-name="T19">Substitute {{ variable }} in a</text:span><text:span text:style-name="T20"> text effect</text:span><text:span text:style-name="T19">.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span></text:p>
      <text:p text:style-name="Standard"><text:span text:style-name="T2"/></text:p>
      <text:p text:style-name="Standard"><text:span text:style-name="T2"><draw:custom-shape text:anchor-type="as-char" draw:z-index="1" draw:name="Фигура1" draw:style-name="gr1" svg:width="9.349cm" svg:height="3.022cm"><text:p text:style-name="P5"><text:span text:style-name="T17">Substitute {{ variable }} in a</text:span><text:span text:style-name="T18"> shape</text:span><text:span text:style-name="T17">.</text:span></text:p><draw:enhanced-geometry svg:viewBox="0 0 21600 21600" draw:type="rectangle" draw:enhanced-path="M 0 0 L 21600 0 21600 21600 0 21600 0 0 Z N"/></draw:custom-shape></text:span></text:p>
      <text:p text:style-name="Standard"><text:span text:style-name="T2"/></text:p>
      <text:p text:style-name="P3"><text:span text:style-name="T2">Substitu</text:span><text:span text:style-name="T5">te</text:span><text:span text:style-name="T13"> {{</text:span><text:span text:style-name="T14"> </text:span><text:span text:style-name="T15">variable</text:span><text:span text:style-name="T14"> </text:span><text:span text:style-name="T16">}} </text:span><text:span text:style-name="T6">in a</text:span><text:span text:style-name="T2"> </text:span><text:span text:style-name="T3">styled text even</text:span><text:span text:style-name="T2">.</text:span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104ea8"/>
    </style:style>
    <style:style style:name="MT2" style:family="text">
      <style:text-properties style:use-window-font-color="true" style:font-name="Liberation Serif" fo:font-size="12pt" fo:language="ru" fo:country="RU" officeooo:rsid="00104e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ubstitute {{ variable }} in a header.</text:p>
      </style:header>
      <style:footer>
        <text:p text:style-name="Footer"><text:span text:style-name="MT1">Substitute {{ variable }} in a</text:span><text:span text:style-name="MT2"> footer</text:span><text:span text:style-name="MT1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8:10:11</meta:creation-date>
    <dc:language>ru-RU</dc:language>
    <dc:date>2020-09-05T16:14:26.434514549</dc:date>
    <meta:editing-cycles>3</meta:editing-cycles>
    <meta:editing-duration>PT8M41S</meta:editing-duration>
    <meta:generator>LibreOffice/6.4.5.2$Linux_X86_64 LibreOffice_project/40$Build-2</meta:generator>
    <meta:document-statistic meta:table-count="1" meta:image-count="0" meta:object-count="0" meta:page-count="1" meta:paragraph-count="11" meta:word-count="62" meta:character-count="326" meta:non-whitespace-character-count="272"/>
  </office:meta>
</office:document-meta>
</file>